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Indd.xml" manifest:media-type="text/xml"/>
  <manifest:file-entry manifest:full-path="Basic/Publishing/unusedStyles.xml" manifest:media-type="text/xml"/>
  <manifest:file-entry manifest:full-path="Basic/Publishing/CleanManualFormat.xml" manifest:media-type="text/xml"/>
  <manifest:file-entry manifest:full-path="Basic/Publishing/pageBreaks.xml" manifest:media-type="text/xml"/>
  <manifest:file-entry manifest:full-path="Basic/Publishing/Toolbars.xml" manifest:media-type="text/xml"/>
  <manifest:file-entry manifest:full-path="Basic/Publishing/Libraries.xml" manifest:media-type="text/xml"/>
  <manifest:file-entry manifest:full-path="Basic/Publishing/Correction.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2.801cm" style:rel-column-width="10797*"/>
    </style:style>
    <style:style style:name="Таблица1.B" style:family="table-column">
      <style:table-column-properties style:column-width="8.532cm" style:rel-column-width="32889*"/>
    </style:style>
    <style:style style:name="Таблица1.C" style:family="table-column">
      <style:table-column-properties style:column-width="5.667cm" style:rel-column-width="21849*"/>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2.801cm" style:rel-column-width="10797*"/>
    </style:style>
    <style:style style:name="Таблица2.B" style:family="table-column">
      <style:table-column-properties style:column-width="8.532cm" style:rel-column-width="32889*"/>
    </style:style>
    <style:style style:name="Таблица2.C" style:family="table-column">
      <style:table-column-properties style:column-width="5.667cm" style:rel-column-width="21849*"/>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style style:name="P2"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Установить макросы"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Libraries.copyCorrectionToGlobal?language=Basic&amp;location=document" xlink:type="simple"/>
            </office:event-listeners>
          </form:button>
          <form:button form:name="Кнопка 2" form:control-implementation="ooo:com.sun.star.form.component.CommandButton" xml:id="control2" form:id="control2" form:label="Установить панель редактора"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3" form:id="control3" form:label="Установить панель со всеми макросами"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Данный файл содержит макросы, нажмите на кнопки для их установки</text:p>
      <text:p text:style-name="Standard"><draw:control text:anchor-type="as-char" svg:y="-0.381cm" draw:z-index="0" draw:name="Фигура1" draw:style-name="gr1" draw:text-style-name="P2" svg:width="4.261cm" svg:height="0.595cm" draw:control="control1"/><text:s text:c="11"/></text:p>
      <text:p text:style-name="Text_20_body">Панель с макросами для редактора</text:p>
      <text:p text:style-name="Text_20_body"><draw:control text:anchor-type="as-char" svg:y="-0.4cm" draw:z-index="1" draw:name="Фигура1" draw:style-name="gr1" draw:text-style-name="P2" svg:width="6.347cm" svg:height="0.595cm" draw:control="control2"/><text:s text:c="9"/></text:p>
      <text:p text:style-name="Text_20_body">Если после нажатия на кнопки «Установить макросы» и «Установить панель» ничего не происходит (не появляется новая панель наверху), то необходимо разрешить макросы.</text:p>
      <text:p text:style-name="Text_20_body">Сделать это можно так:</text:p>
      <text:p text:style-name="Text_20_body">Открыть меню (наверху) Сервис, в нем нажать пункт Параметры, в открывшимся окне выбрать в меню Libreoffice пункт Безопасность. Нажать кнопку «Безопасность макросов», выбрать Средний, нажать Ок, еще раз Ок.</text:p>
      <text:p text:style-name="Text_20_body">После этого закройте данный документ и откройте его снова. При открытии возникнет предупреждение о безопасности. Нажмите «Включить макросы». После этого еще раз нажмите на кнопки«Установить макросы» и «Установить панель»</text:p>
      <text:p text:style-name="Text_20_body">Панель со всеми доступными макросами</text:p>
      <text:p text:style-name="Text_20_body"><draw:control text:anchor-type="as-char" svg:y="-0.383cm" draw:z-index="2" draw:name="Фигура1" draw:style-name="gr1" draw:text-style-name="P2" svg:width="9.771cm" svg:height="0.595cm" draw:control="control3"/><text:s text:c="9"/></text:p>
      <text:h text:style-name="Heading_20_1" text:outline-level="1">Документация по макросам</text:h>
      <text:h text:style-name="Heading_20_2" text:outline-level="2">Макросы на панели редактора</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Table_20_Contents">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1.C2" office:value-type="string">
            <text:p text:style-name="Table_20_Contents">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Table_20_Contents">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1673721960" text:style-name="L1">
              <text:list-item>
                <text:p text:style-name="P1">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text:soft-page-break/>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1.C2" office:value-type="string">
            <text:p text:style-name="Table_20_Contents">Publishing.Correction.executeMakeMeHappy</text:p>
          </table:table-cell>
        </table:table-row>
        <table:table-row>
          <table:table-cell table:style-name="Таблица1.A2" office:value-type="string">
            <text:p text:style-name="Table_20_Contents">Формат</text:p>
          </table:table-cell>
          <table:table-cell table:style-name="Таблица1.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Table_20_Contents">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Table_20_Contents">Publishing.unusedStyles.executeRemoveUnusedStyles</text:p>
          </table:table-cell>
        </table:table-row>
        <table:table-row>
          <table:table-cell table:style-name="Таблица1.A2" office:value-type="string">
            <text:p text:style-name="Table_20_Contents">Goth2ArabicD</text:p>
          </table:table-cell>
          <table:table-cell table:style-name="Таблица1.A2" office:value-type="string">
            <text:p text:style-name="Table_20_Contents">Конвертирует все символы из шрифта WL LatinAllIn1Goth в шрифт ArabicD</text:p>
          </table:table-cell>
          <table:table-cell table:style-name="Таблица1.C2" office:value-type="string">
            <text:p text:style-name="Table_20_Contents">Publishing.Correction.executeGothToArabicD</text:p>
          </table:table-cell>
        </table:table-row>
        <table:table-row>
          <table:table-cell table:style-name="Таблица1.A2" office:value-type="string">
            <text:p text:style-name="Table_20_Contents">ArabicD2Goth</text:p>
          </table:table-cell>
          <table:table-cell table:style-name="Таблица1.A2" office:value-type="string">
            <text:p text:style-name="Table_20_Contents">Конвертирует все символы из шрифта ArabicD в шрифт WL LatinAllIn1Goth </text:p>
          </table:table-cell>
          <table:table-cell table:style-name="Таблица1.C2" office:value-type="string">
            <text:p text:style-name="Table_20_Contents">Publishing.Correction.executeArabicDToGoth</text:p>
          </table:table-cell>
        </table:table-row>
      </table:table>
      <text:p text:style-name="Text_20_body"/>
      <text:h text:style-name="Heading_20_2"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Table_20_Contents">Путь макроса для выполнения по сочетанию клавиш</text:p>
          </table:table-cell>
        </table:table-row>
        <table:table-row>
          <table:table-cell table:style-name="Таблица2.A2" office:value-type="string">
            <text:p text:style-name="Table_20_Contents">__</text:p>
          </table:table-cell>
          <table:table-cell table:style-name="Таблица2.A2" office:value-type="string">
            <text:list xml:id="list150653132867882" text:continue-numbering="true" text:style-name="L1">
              <text:list-header>
                <text:p text:style-name="P1">Множество последовательных пробелов заменяется на единственный</text:p>
              </text:list-header>
            </text:list>
          </table:table-cell>
          <table:table-cell table:style-name="Таблица2.C2" office:value-type="string">
            <text:p text:style-name="Table_20_Contents">Publishing.Correction.executeRemoveConsequentSpaces</text:p>
          </table:table-cell>
        </table:table-row>
        <table:table-row>
          <table:table-cell table:style-name="Таблица2.A2" office:value-type="string">
            <text:p text:style-name="Table_20_Contents">!UTF</text:p>
          </table:table-cell>
          <table:table-cell table:style-name="Таблица2.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2.C2" office:value-type="string">
            <text:p text:style-name="Table_20_Contents">Publishing.Correction.executeRemoveBadCharacters</text:p>
          </table:table-cell>
        </table:table-row>
        <text:soft-page-break/>
        <table:table-row>
          <table:table-cell table:style-name="Таблица2.A2" office:value-type="string">
            <text:p text:style-name="Table_20_Contents">_!</text:p>
          </table:table-cell>
          <table:table-cell table:style-name="Таблица2.A2" office:value-type="string">
            <text:list xml:id="list150654289992200" text:continue-numbering="true" text:style-name="L1">
              <text:list-header>
                <text:p text:style-name="P1">Удаляются пробелы перед знаками пунктуации</text:p>
              </text:list-header>
            </text:list>
          </table:table-cell>
          <table:table-cell table:style-name="Таблица2.C2" office:value-type="string">
            <text:p text:style-name="Table_20_Contents">Publishing.Correction.executeRemoveSpacesBeforeStops</text:p>
          </table:table-cell>
        </table:table-row>
        <table:table-row>
          <table:table-cell table:style-name="Таблица2.A2" office:value-type="string">
            <text:p text:style-name="Table_20_Contents">№-№</text:p>
          </table:table-cell>
          <table:table-cell table:style-name="Таблица2.A2" office:value-type="string">
            <text:list xml:id="list150653193033110" text:continue-numbering="true" text:style-name="L1">
              <text:list-header>
                <text:p text:style-name="P1">Тире между цифрами заменяется на цифровое тире</text:p>
              </text:list-header>
            </text:list>
          </table:table-cell>
          <table:table-cell table:style-name="Таблица2.C2" office:value-type="string">
            <text:p text:style-name="Table_20_Contents">Publishing.Correction.executeNumericDashBetweenNumbers</text:p>
          </table:table-cell>
        </table:table-row>
        <table:table-row>
          <table:table-cell table:style-name="Таблица2.A2" office:value-type="string">
            <text:p text:style-name="Table_20_Contents">а - а</text:p>
          </table:table-cell>
          <table:table-cell table:style-name="Таблица2.A2" office:value-type="string">
            <text:list xml:id="list150653735117398" text:continue-numbering="true" text:style-name="L1">
              <text:list-header>
                <text:p text:style-name="P1">Тире между словами заменяется на среднее тире</text:p>
              </text:list-header>
            </text:list>
          </table:table-cell>
          <table:table-cell table:style-name="Таблица2.C2" office:value-type="string">
            <text:p text:style-name="Table_20_Contents">Publishing.Correction.executeReplaceLongDashWithSpacesBetweenWords</text:p>
          </table:table-cell>
        </table:table-row>
        <table:table-row>
          <table:table-cell table:style-name="Таблица2.A2" office:value-type="string">
            <text:p text:style-name="Table_20_Contents">(_</text:p>
          </table:table-cell>
          <table:table-cell table:style-name="Таблица2.A2" office:value-type="string">
            <text:list xml:id="list150653922171264" text:continue-numbering="true" text:style-name="L1">
              <text:list-header>
                <text:p text:style-name="P1">Пробелы после открывания скобок или кавычек удаляются</text:p>
              </text:list-header>
            </text:list>
          </table:table-cell>
          <table:table-cell table:style-name="Таблица2.C2" office:value-type="string">
            <text:p text:style-name="Table_20_Contents">Publishing.Correction.executeRemoveSpacesAfterOpenedQuoteOrBracket</text:p>
          </table:table-cell>
        </table:table-row>
        <table:table-row>
          <table:table-cell table:style-name="Таблица2.A2" office:value-type="string">
            <text:p text:style-name="Table_20_Contents">Фам_И.О.</text:p>
          </table:table-cell>
          <table:table-cell table:style-name="Таблица2.A2" office:value-type="string">
            <text:list xml:id="list150652963979769" text:continue-numbering="true" text:style-name="L1">
              <text:list-header>
                <text:p text:style-name="P1">Пробел между фамилией и последующими инициалами заменяется на неразрывный</text:p>
              </text:list-header>
            </text:list>
          </table:table-cell>
          <table:table-cell table:style-name="Таблица2.C2" office:value-type="string">
            <text:p text:style-name="Table_20_Contents">Publishing.Correction.executeNonBreakingSpaceBetweenLastnameAndInitials</text:p>
          </table:table-cell>
        </table:table-row>
        <table:table-row>
          <table:table-cell table:style-name="Таблица2.A2" office:value-type="string">
            <text:p text:style-name="Table_20_Contents">И.О._Фам</text:p>
          </table:table-cell>
          <table:table-cell table:style-name="Таблица2.A2" office:value-type="string">
            <text:list xml:id="list150654182598436" text:continue-numbering="true" text:style-name="L1">
              <text:list-header>
                <text:p text:style-name="P1">Пробел между инициалами и последующей фамилией заменяется на неразрывный</text:p>
              </text:list-header>
            </text:list>
          </table:table-cell>
          <table:table-cell table:style-name="Таблица2.C2" office:value-type="string">
            <text:p text:style-name="Table_20_Contents">Publishing.Correction.executeNonBreakingSpaceBetweenInitialsAndLastName</text:p>
          </table:table-cell>
        </table:table-row>
        <table:table-row>
          <table:table-cell table:style-name="Таблица2.A2" office:value-type="string">
            <text:p text:style-name="Table_20_Contents">и_т._д.</text:p>
          </table:table-cell>
          <table:table-cell table:style-name="Таблица2.A2" office:value-type="string">
            <text:list xml:id="list150654587387724" text:continue-numbering="true" text:style-name="L1">
              <text:list-header>
                <text:p text:style-name="P1">Пробелы между и т. д., и т. п., т. к., т. п., т. е., т. н., заменяются на неразрывные. При отсутствии пробелов между т.д. т.п. т.к. т.е. т. н. они вставляются</text:p>
              </text:list-header>
            </text:list>
          </table:table-cell>
          <table:table-cell table:style-name="Таблица2.C2" office:value-type="string">
            <text:p text:style-name="Table_20_Contents">Publishing.Correction.executeNonBreakingSpaceBetweenEtc</text:p>
          </table:table-cell>
        </table:table-row>
        <table:table-row>
          <table:table-cell table:style-name="Таблица2.A2" office:value-type="string">
            <text:p text:style-name="Table_20_Contents">с|том</text:p>
          </table:table-cell>
          <table:table-cell table:style-name="Таблица2.A2" office:value-type="string">
            <text:list xml:id="list150654646304970" text:continue-numbering="true" text:style-name="L1">
              <text:list-header>
                <text:p text:style-name="P1">Пробел между с. 7 и т. 7 заменяется на неразрывный</text:p>
              </text:list-header>
            </text:list>
          </table:table-cell>
          <table:table-cell table:style-name="Таблица2.C2" office:value-type="string">
            <text:p text:style-name="Table_20_Contents">Publishing.Correction.executeNonBreakingSpaceAfterPageOrVolume</text:p>
          </table:table-cell>
        </table:table-row>
        <table:table-row>
          <table:table-cell table:style-name="Таблица2.A2" office:value-type="string">
            <text:p text:style-name="Table_20_Contents">т._№</text:p>
          </table:table-cell>
          <table:table-cell table:style-name="Таблица2.A2" office:value-type="string">
            <text:list xml:id="list150653904880361" text:continue-numbering="true" text:style-name="L1">
              <text:list-header>
                <text:p text:style-name="P1">Пробел между том. 7 заменяется на неразрывный</text:p>
              </text:list-header>
            </text:list>
          </table:table-cell>
          <table:table-cell table:style-name="Таблица2.C2" office:value-type="string">
            <text:p text:style-name="Table_20_Contents">Publishing.Correction.executeNonBreakingSpaceBetweenVol</text:p>
          </table:table-cell>
        </table:table-row>
        <table:table-row>
          <table:table-cell table:style-name="Таблица2.A2" office:value-type="string">
            <text:p text:style-name="Table_20_Contents">с._№</text:p>
          </table:table-cell>
          <table:table-cell table:style-name="Таблица2.A2" office:value-type="string">
            <text:list xml:id="list150654091440870" text:continue-numbering="true" text:style-name="L1">
              <text:list-header>
                <text:p text:style-name="P1">Пробелы между с. 7 и серия 7 заменяются на неразрывные</text:p>
              </text:list-header>
            </text:list>
          </table:table-cell>
          <table:table-cell table:style-name="Таблица2.C2" office:value-type="string">
            <text:p text:style-name="Table_20_Contents">Publishing.Correction.executeNonBreakingSpaceBetweenSeries</text:p>
          </table:table-cell>
        </table:table-row>
        <table:table-row>
          <table:table-cell table:style-name="Таблица2.A2" office:value-type="string">
            <text:p text:style-name="Table_20_Contents">ч._№</text:p>
          </table:table-cell>
          <table:table-cell table:style-name="Таблица2.A2" office:value-type="string">
            <text:list xml:id="list150653286355081" text:continue-numbering="true" text:style-name="L1">
              <text:list-header>
                <text:p text:style-name="P1">Пробелы между ч. 7 и часть 7 заменяются на неразрывные</text:p>
              </text:list-header>
            </text:list>
          </table:table-cell>
          <table:table-cell table:style-name="Таблица2.C2" office:value-type="string">
            <text:p text:style-name="Table_20_Contents">Publishing.Correction.executeNonBreakingSpaceBetweenPart</text:p>
          </table:table-cell>
        </table:table-row>
        <table:table-row>
          <table:table-cell table:style-name="Таблица2.A2" office:value-type="string">
            <text:p text:style-name="Table_20_Contents">г._№</text:p>
          </table:table-cell>
          <table:table-cell table:style-name="Таблица2.A2" office:value-type="string">
            <text:list xml:id="list150652852666936" text:continue-numbering="true" text:style-name="L1">
              <text:list-header>
                <text:p text:style-name="P1">Пробел между 1917 г. Заменяется на неразрывный, а при отсутсвии вставляется</text:p>
              </text:list-header>
            </text:list>
          </table:table-cell>
          <table:table-cell table:style-name="Таблица2.C2" office:value-type="string">
            <text:p text:style-name="Table_20_Contents">Publishing.Correction.executeNonBreakingSpaceBetweenYear</text:p>
          </table:table-cell>
        </table:table-row>
        <table:table-row>
          <table:table-cell table:style-name="Таблица2.A2" office:value-type="string">
            <text:p text:style-name="Table_20_Contents">Фон</text:p>
          </table:table-cell>
          <table:table-cell table:style-name="Таблица2.A2" office:value-type="string">
            <text:p text:style-name="Table_20_Contents">Заменяет белый фон символов на прозрачный во всем документе</text:p>
          </table:table-cell>
          <table:table-cell table:style-name="Таблица2.C2" office:value-type="string">
            <text:p text:style-name="Table_20_Contents">Publishing.Correction.executeRemoveWhiteBackground</text:p>
          </table:table-cell>
        </table:table-row>
        <table:table-row>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hrinkPageContent</text:p>
          </table:table-cell>
        </table:table-row>
        <table:table-row>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plitPages</text:p>
          </table:table-cell>
        </table:table-row>
        <table:table-row>
          <table:table-cell table:style-name="Таблица2.A2" office:value-type="string">
            <text:p text:style-name="Table_20_Contents">Ошибки</text:p>
          </table:table-cell>
          <table:table-cell table:style-name="Таблица2.A2" office:value-type="string">
            <text:p text:style-name="Table_20_Contents">Предлагаются к исправлению (в отслеживаемых изменениях) следующие виды ошибок набора:</text:p>
            <text:list xml:id="list150654592581705" text:continue-list="list150652852666936" text:style-name="L1">
              <text:list-item text:start-value="1">
                <text:p text:style-name="P1"><text:soft-page-break/>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2.C2" office:value-type="string">
            <text:p text:style-name="Table_20_Contents">Publishing.Correction.executeMakeMeHappy</text:p>
          </table:table-cell>
        </table:table-row>
        <table:table-row>
          <table:table-cell table:style-name="Таблица2.A2" office:value-type="string">
            <text:p text:style-name="Table_20_Contents">Формат</text:p>
          </table:table-cell>
          <table:table-cell table:style-name="Таблица2.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от 1 до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able:table-cell>
          <table:table-cell table:style-name="Таблица2.C2" office:value-type="string">
            <text:p text:style-name="Table_20_Contents">Publishing.CleanManualFormat.executeClean</text:p>
          </table:table-cell>
        </table:table-row>
        <table:table-row>
          <table:table-cell table:style-name="Таблица2.A2" office:value-type="string">
            <text:p text:style-name="Table_20_Contents">Goth2ArabicD</text:p>
          </table:table-cell>
          <table:table-cell table:style-name="Таблица2.A2" office:value-type="string">
            <text:p text:style-name="Table_20_Contents">Конвертирует все символы из шрифта WL LatinAllIn1Goth в шрифт ArabicD</text:p>
          </table:table-cell>
          <table:table-cell table:style-name="Таблица2.C2" office:value-type="string">
            <text:p text:style-name="Table_20_Contents">Publishing.Correction.executeGothToArabicD</text:p>
          </table:table-cell>
        </table:table-row>
        <table:table-row>
          <table:table-cell table:style-name="Таблица2.A2" office:value-type="string">
            <text:p text:style-name="Table_20_Contents">ArabicD2Goth</text:p>
          </table:table-cell>
          <table:table-cell table:style-name="Таблица2.A2" office:value-type="string">
            <text:p text:style-name="Table_20_Contents">Конвертирует все символы из шрифта ArabicD в шрифт WL LatinAllIn1Goth </text:p>
          </table:table-cell>
          <table:table-cell table:style-name="Таблица2.C2" office:value-type="string">
            <text:p text:style-name="Table_20_Contents">Publishing.Correction.executeArabicDToGoth</text:p>
          </table:table-cell>
        </table:table-row>
        <table:table-row>
          <table:table-cell table:style-name="Таблица2.A2" office:value-type="string">
            <text:p text:style-name="Table_20_Contents">Пустые стили</text:p>
          </table:table-cell>
          <table:table-cell table:style-name="Таблица2.A2" office:value-type="string">
            <text:p text:style-name="Table_20_Contents">Удаляет неиспользуемые пользовательские стили, кроме стилей из шаблона статьи.</text:p>
          </table:table-cell>
          <table:table-cell table:style-name="Таблица2.C2" office:value-type="string">
            <text:p text:style-name="Table_20_Contents">Publishing.unusedStyles.executeRemoveUnusedStyles</text:p>
          </table:table-cell>
        </table:table-row>
        <table:table-row>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Table_20_Contents">Publishing.CleanManualFormat.executeReplaceFonts</text:p>
          </table:table-cell>
        </table:table-row>
        <table:table-row>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Table_20_Contents">Publishing.CleanManualFormat.NotesCleanStyle</text:p>
          </table:table-cell>
        </table:table-row>
      </table:table>
      <text:p text:style-name="Standard"><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10H36M26S</meta:editing-duration>
    <meta:editing-cycles>539</meta:editing-cycles>
    <meta:generator>LibreOffice/5.4.4.2$Linux_X86_64 LibreOffice_project/2524958677847fb3bb44820e40380acbe820f960</meta:generator>
    <dc:date>2019-01-17T15:06:52.486442902</dc:date>
    <meta:document-statistic meta:table-count="2" meta:image-count="0" meta:object-count="0" meta:page-count="4" meta:paragraph-count="135" meta:word-count="905" meta:character-count="7583" meta:non-whitespace-character-count="6801"/>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Text = ThisComponent.Text
oViewCursor = ThisComponent.CurrentController.getViewCursor()
oTextCursor = o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toTextAll
toTextBold
toTextItalic
toTextStrikeout
toTextUnderline
toTextSuperscript
toTextSubscript
toTextSparce
End Sub

Sub toStyleAll
toStyleSparce
toStyleSuperscript
toStyleSubscript
toStyleUnderline
toStyleStrikeout
toStyleItalic
toStyle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Times New Roman"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C,oStart,oEnd,oFind,FandR
oDoc = ThisComponent 
oText = oDoc.Text
Footnotes = oDoc.Footnotes
oVC = oDoc.CurrentController.getViewCursor
oStart = oText.createTextCursorByRange(oVC.Start)
FandR = oDoc.createReplaceDescriptor
With FandR
  .SearchString = SearchString
  .ReplaceString = oReplaceString
  .SearchRegularExpression=True
  .searchAll=True
End With
If Not oVC.isCollapsed then 
  oEnd = oText.createTextCursorByRange(oVC.End)
End If
If isEmpty(oEnd) then 'Do whole document.
  oDoc.replaceAll(FandR)
Else 'Do selection.
  Do
    oFind = oDoc.FindNext(oStart.End,FandR)
    If isNull(oFind) then
      Exit Do
    End If
    If o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executeGothToArabicD

Dim SrchAttributes(0) as new com.sun.star.beans.PropertyValue
Dim ReplAttributes(0) as new com.sun.star.beans.PropertyValue
SrchAttributes(0).Name = "CharFontName"
SrchAttributes(0).Value = "WL LatinAllIn1Goth"
ReplAttributes(0).Name = "CharFontName"
ReplAttributes(0).Value = "ArabicD"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ArabicD"
SearchString = "\uF0F1"
oReplaceString = "́"
ReplaceFormatting(SearchString,oReplaceString,SrchAttributes,ReplAttributes, false)
ReplaceFormatting(SearchString,oReplaceString,SrchAttributes,ReplAttributes, true)

substituteCharNameInStyles( "WL LatinAllIn1Goth","ArabicD")
End Sub

Sub fixNBSpaces
Dim SrchAttributes(0) as new com.sun.star.beans.PropertyValue
Dim ReplAttributes(0) as new com.sun.star.beans.PropertyValue

ReplAttributes(0).Name = "CharFontName"
ReplAttributes(0).Value = "Times New Roman"
SearchString = "\u00A0"
oReplaceString = " "
ReplaceFormatting(SearchString,oReplaceString,SrchAttributes,ReplAttributes, false)
ReplaceFormatting(SearchString,oReplaceString,SrchAttributes,ReplAttributes, true)

End Sub

Sub badGothToArabicD
Dim SrchAttributes(0) as new com.sun.star.beans.PropertyValue
Dim ReplAttributes(0) as new com.sun.star.beans.PropertyValue
ReplAttributes(0).Name = "CharFontName"
ReplAttributes(0).Value = "ArabicD"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executeArabicDToGoth
Dim SrchAttributes(0) as new com.sun.star.beans.PropertyValue
Dim ReplAttributes(0) as new com.sun.star.beans.PropertyValue
SrchAttributes(0).Name = "CharFontName"
SrchAttributes(0).Value = "ArabicD"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ArabicD","WL LatinAllIn1Goth")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TimesArabicToAriabicD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End Sub


Sub searchAndReplaceDiffFonts(badSymbol As String,firstPart  As String,secondPart  As String)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As Object 
Dim oViewCursor As Object
Dim lineIndent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U2Serif
substituteCharNameInStyles( "Universalia","PT Serif")
substituteCharNameInStyles( "Universalia, sans-serif","PT Serif")
Dim SrchAttributes(0) as new com.sun.star.beans.PropertyValue
Dim ReplAttributes(0) as new com.sun.star.beans.PropertyValue
SrchAttributes(0).Name = "CharFontName"
ReplAttributes(0).Name = "CharFontName"
String oSearchString = ""
String oReplaceString = ""
SrchAttributes(0).Value = "Universalia"
ReplAttributes(0).Value = "PT Serif"
ReplaceFormatting(oSearchString,oReplaceString,SrchAttributes,ReplAttributes, true)
SrchAttributes(0).Value = "Universalia, sans-serif"
ReplaceFormatting(oSearchString,oReplaceString,SrchAttributes,ReplAttributes, true)
end Sub

Sub toPT
'Replace Times New Roman to PT Serif in styles
substituteCharNameInStyles( "Times New Roman","PT Serif")
'Replace Arial to PT Sans in styles
substituteCharNameInStyles( "Arial","PT Sans")

Dim SrchAttributes(0) as new com.sun.star.beans.PropertyValue
Dim ReplAttributes(0) as new com.sun.star.beans.PropertyValue
SrchAttributes(0).Name = "CharFontName"
ReplAttributes(0).Name = "CharFontName"
String oSearchString = ""
String oReplaceString = ""

'Replace Times New Roman to PT Serif in direct formatting
SrchAttributes(0).Value = "Times New Roman"
ReplAttributes(0).Value = "PT Serif"
ReplaceFormatting(oSearchString,oReplaceString,SrchAttributes,ReplAttributes, true)
'Replace Arial to PT Sans in direct formatting
SrchAttributes(0).Value = "Arial"
ReplAttributes(0).Value = "PT Sans"
ReplaceFormatting(oSearchString,oReplaceString,SrchAttributes,ReplAttributes, true)
'Remove fontnames from search &amp; replace params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searchAndRemoveDirectFormatting(searchString)
oVC = thisComponent.getCurrentController.getViewCursor
oVC.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substituteCharNameInStyles(oldFont,newFont)
Dim oDoc as Object
Dim propertySetInfo As Object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Toolbar"
toolbarDescription = "Панель исправлений"
CreateWriterToolbar(toolbarName,toolbarDescription)
End Sub

Sub createCorrectionToolbarForEditors
Dim toolbarName$
Dim tollbarDescription$

toolbarName = "correctionToolbar"
toolbarDescription = "Панель исправлений"
CreateWriterEditorToolbar(toolbarName,toolbarDescription)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Create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Correction.executeRemoveBadCharacters?language=Basic&amp;location=application"
  sCmdLable = "!UTF"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pageBreaks.executeShrinkPageContent?language=Basic&amp;location=application"
  sCmdLable = "Разрыв со сжатием"
  nCount = 2
  oToolbarItem = CreateSimpleToolbarItem( sCmdID, sCmdLable )
  oTBSettings.insertByIndex( nCount, oToolbarItem )
  
    sCmdID   = "vnd.sun.star.script:Publishing.pageBreaks.executeSplitPages?language=Basic&amp;location=application"
  sCmdLable = "Разрыв"
  nCount = 3
  oToolbarItem = CreateSimpleToolbarItem( sCmdID, sCmdLable )
  oTBSettings.insertByIndex( nCount, oToolbarItem )

  sCmdID   = "vnd.sun.star.script:Publishing.Correction.executeMakeMeHappy?language=Basic&amp;location=application"
  sCmdLable = "Ошибки"
  nCount = 4
  oToolbarItem = CreateSimpleToolbarItem( sCmdID, sCmdLable )
  oTBSettings.insertByIndex( nCount, oToolbarItem )
  
  sCmdID   = "vnd.sun.star.script:Publishing.CleanManualFormat.executeClean?language=Basic&amp;location=application"
  sCmdLable = "Формат"
  nCount = 5
  oToolbarItem = CreateSimpleToolbarItem( sCmdID, sCmdLable )
  oTBSettings.insertByIndex( nCount, oToolbarItem )
  
  sCmdID   = "vnd.sun.star.script:Publishing.Correction.executeGothToArabicD?language=Basic&amp;location=application"
  sCmdLable = "Goth2ArabicD"
  nCount = 6
  oToolbarItem = CreateSimpleToolbarItem( sCmdID, sCmdLable )
  oTBSettings.insertByIndex( nCount, oToolbarItem )
  
  sCmdID   = "vnd.sun.star.script:Publishing.Correction.executeArabicDToGoth?language=Basic&amp;location=application"
  sCmdLable = "ArabicD2Goth"
  nCount = 7
  oToolbarItem = CreateSimpleToolbarItem( sCmdID, sCmdLable )
  oTBSettings.insertByIndex( nCount, oToolbarItem )
  
  sCmdID   = "vnd.sun.star.script:Publishing.unusedStyles.executeRemoveUnusedStyles?language=Basic&amp;location=application"
  sCmdLable = "Пустые стили"
  nCount = 8
  oToolbarItem = CreateSimpleToolbarItem( sCmdID, sCmdLable )
  oTBSettings.insertByIndex( nCount, oToolbarItem )
  
  sCmdID   = "vnd.sun.star.script:Publishing.CleanManualFormat.executeReplaceFonts?language=Basic&amp;location=application"
  sCmdLable = "ШрифтыВстили"
  nCount = 9
  oToolbarItem = CreateSimpleToolbarItem( sCmdID, sCmdLable )
  oTBSettings.insertByIndex( nCount, oToolbarItem )
  
  sCmdID   = "vnd.sun.star.script:Publishing.CleanManualFormat.NotesCleanStyle?language=Basic&amp;location=application"
  sCmdLable = "СтилиСносок"
  nCount = 10
  oToolbarItem = CreateSimpleToolbarItem( sCmdID, sCmdLable )
  oTBSettings.insertByIndex( nCount, oToolbarItem )
  
  sCmdID   = "vnd.sun.star.script:Publishing.Indd.executeInsertINDDPageBreaks?language=Basic&amp;location=application"
  sCmdLable = "Indd"
  nCount = 11
  oToolbarItem = CreateSimpleToolbarItem( sCmdID, sCmdLable )
  oTBSettings.insertByIndex( nCount, oToolbarItem )
  
  sCmdID   = "vnd.sun.star.script:Publishing.Indd.CreateBidirectionalLink?language=Basic&amp;location=application"
  sCmdLable = "CreateBidirectionalLink"
  nCount = 12
  oToolbarItem = CreateSimpleToolbarItem( sCmdID, sCmdLable )
  oTBSettings.insertByIndex( nCount, oToolbarItem )
  
  sCmdID   = "vnd.sun.star.script:Publishing.Correction.TimesArabicToAriabicD?language=Basic&amp;location=application"
  sCmdLable = "TimesArabicToArabicD"
  nCount = 13
  oToolbarItem = CreateSimpleToolbarItem( sCmdID, sCmdLable )
  oTBSettings.insertByIndex( nCount, oToolbarItem )
  
  sCmdID   = "vnd.sun.star.script:Publishing.Correction.badGothToArabicD?language=Basic&amp;location=application"
  sCmdLable = "BadGothToArabicD"
  nCount = 14
  oToolbarItem = CreateSimpleToolbarItem( sCmdID, sCmdLable )
  oTBSettings.insertByIndex( nCount, oToolbarItem )
  
  sCmdID   = "vnd.sun.star.script:Publishing.Correction.fixNBSpaces?language=Basic&amp;location=application"
  sCmdLable = "fixNBSpaces"
  nCount = 15
  oToolbarItem = CreateSimpleToolbarItem( sCmdID, sCmdLable )
  oTBSettings.insertByIndex( nCount, oToolbarItem )
  
  sCmdID   = "vnd.sun.star.script:Publishing.Correction.toPT?language=Basic&amp;location=application"
  sCmdLable = "toPT"
  nCount = 16
  oToolbarItem = CreateSimpleToolbarItem( sCmdID, sCmdLable )
  oTBSettings.insertByIndex( nCount, oToolbarItem )

  sCmdID   = "vnd.sun.star.script:Publishing.Correction.U2Serif?language=Basic&amp;location=application"
  sCmdLable = "U2S"
  nCount = 17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Create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sCmdID   = "vnd.sun.star.script:Publishing.Correction.executeGothToArabicD?language=Basic&amp;location=application"
  sCmdLable = "Goth2ArabicD"
  nCount = 5
  oToolbarItem = CreateSimpleToolbarItem( sCmdID, sCmdLable )
  oTBSettings.insertByIndex( nCount, oToolbarItem )
  
  sCmdID   = "vnd.sun.star.script:Publishing.Correction.executeArabicDToGoth?language=Basic&amp;location=application"
  sCmdLable = "ArabicD2Goth"
  nCount = 6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pageBreaks.xml><?xml version="1.0" encoding="utf-8"?>
<!DOCTYPE module  PUBLIC '-//OpenOffice.org//DTD OfficeDocument 1.0//EN'  'module.dtd'>
<script:module xmlns:script="http://openoffice.org/2000/script" script:name="pageBreaks" script:language="StarBasic">
Sub ExecuteShrinkPageContent
Dim oViewCursor As Object 'View cursor
Dim oTextCursor 'Text cursor
Dim oSaveEndSelection 'Text cursor
Dim oEnum 'Cursor enumeration
Dim oText 'Text object in current document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Text = ThisComponent.Text
oViewCursor = ThisComponent.CurrentController.getViewCursor()

'Check if we are at start of paragraph go to the end of previous paragraph
If o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Text.createTextCursorByRange(oViewCursor)
'Select last 2 characters
oViewCursor.goLeft(2,true)
If Len(oViewCursor.String) = 2 Then
oLastChars = o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Text.createTextCursorByRange(oViewCursor)


oViewCursor.jumpToPreviousPage() 
oViewCursor.jumpToStartOfPage()
oTextCursor = o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ExecuteSplitPages
Dim oViewCursor As Object 'View cursor
Dim oText 'Text object in current document
Dim oSaveEndSelection 'Text cursor
'saveCurrentVersion
oText = ThisComponent.Text
oViewCursor = ThisComponent.CurrentController.getViewCursor()
Dim saveFirstLineIndent As Boolean

'Check if we are at start of paragraph go to the end of previous paragraph
If oText.createTextCursorByRange(oViewCursor).isEndOfParagraph() Then
  oViewCursor.goRight(1,false)
End If
If oText.createTextCursorByRange(oViewCursor).isStartOfParagraph() Then
  saveFirstLineIndent = true
Else 
  saveFirstLineIndent = false
End If

oViewCursor.goRight(1,false)
oSaveEndSelection = oText.createTextCursorByRange(oViewCursor)
'Select last 2 characters
oViewCursor.goLeft(2,true)

If Len(oViewCursor.String) = 2 Then
	'Insert hyphen if needed
	oLastChars = oText.createTextCursorByRange(oViewCursor)
	insertHyphen(oLastChars,oViewCursor)
End If
'Return to initial position
oViewCursor.gotoRange(oSaveEndSelection,false) 'Go to end of text to check page changes
oViewCursor.goLeft(1,false)
insertPageBreak
If Not saveFirstLineIndent Then
  oTextCursor = o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Text = ThisComponent.Text
oViewCursor = ThisComponent.CurrentController.getViewCursor()
oSaveEndSelection = oText.createTextCursorByRange(oViewCursor)
REM oViewCursor.getText.insertString(oViewCursor.getStart(), CHR$(257), False)
'If Not oViewCursor.jumpToPreviousPage() Then Exit Sub
oViewCursor.jumpToPreviousPage() 
oViewCursor.jumpToStartOfPage()

'oViewCursor.goUp(10,true)
'oViewCursor.getPage()
oTextCursor = o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library>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